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ssbier/Weizen/Wheat Beer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voured/Mixed Lager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 Lag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rghu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ut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Alcoholic Be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g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Beer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mium Lage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Priced Lager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nomy Lag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rits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TDs/High-Strength Premix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der/Per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6:24:06.515000000</meta:creation-date>
    <dc:date>2023-12-18T16:24:10.821000000</dc:date>
    <meta:editing-duration>PT4S</meta:editing-duration>
    <meta:editing-cycles>1</meta:editing-cycles>
    <meta:document-statistic meta:table-count="1" meta:cell-count="54" meta:object-count="0"/>
    <meta:generator>LibreOffice/7.6.2.1$Windows_X86_64 LibreOffice_project/56f7684011345957bbf33a7ee678afaf4d2ba333</meta:generator>
  </office:meta>
</office:document-meta>
</file>